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280" officeooo:paragraph-rsid="000ad2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 factor = 2.3e23</text:p>
      <text:p text:style-name="P1"/>
      <text:p text:style-name="P1">NFW profile</text:p>
      <text:p text:style-name="P1"/>
      <text:p text:style-name="P1">sigma_nu = 1e-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2:05:36.321456243</meta:creation-date>
    <dc:date>2022-11-29T12:20:56.852796357</dc:date>
    <meta:editing-duration>PT2M1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3" meta:word-count="9" meta:character-count="44" meta:non-whitespace-character-count="38"/>
  </office:meta>
</office:document-meta>
</file>